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F" svg:font-family="" style:font-family-generic="roman"/>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z</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 /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 /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 /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d</text:p>
          </table:table-cell>
          <table:table-cell/>
          <table:table-cell office:value-type="string">
            <text:p>Compare packed quadwords in ymm3/m256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 /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 /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4">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4">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4">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4">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4">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4">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4">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4">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4">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4">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4">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4">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4">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4">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4">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4">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4">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4">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4">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4">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4">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4">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4">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4">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4">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4">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4">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4">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4">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4">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4">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4">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4">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4">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4">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4">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4">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4">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4">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4">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4">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4">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805">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F" svg:font-family="" style:font-family-generic="roman"/>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8">00/00/0000</text:date>, <text:time style:data-style-name="N2" text:time-value="0000-00-00T13:5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7-18T14:25:44</dc:date>
    <meta:editing-duration>P3DT7H46M44S</meta:editing-duration>
    <meta:editing-cycles>388</meta:editing-cycles>
    <meta:generator>LibreOffice/3.6$MacOSX_x86 LibreOffice_project/e29a214-2bbed72-0621de6-a97528c-8f066d</meta:generator>
    <meta:document-statistic meta:table-count="1" meta:cell-count="21101" meta:object-count="0"/>
  </office:meta>
</office:document-meta>
</file>